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5T14.14.29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baseline" fo:padding="0cm" fo:border="none" style:shadow="none"/>
    </style:style>
    <style:style style:name="fr2" style:family="graphic" style:parent-style-name="Frame">
      <style:graphic-properties style:vertical-pos="top" style:vertical-rel="baseline" fo:padding="0.049cm" fo:border-left="none" fo:border-right="none" fo:border-top="0.035cm solid #000000" fo:border-bottom="none" style:shadow="none"/>
    </style:style>
    <style:style style:name="fr3" style:family="graphic" style:parent-style-name="Frame">
      <style:graphic-properties style:vertical-pos="top" style:vertical-rel="baseline" fo:padding="0cm" fo:border-left="none" fo:border-right="none" fo:border-top="none" fo:border-bottom="0.035cm solid #000000" style:shadow="none"/>
    </style:style>
    <style:style style:name="fr4" style:family="graphic" style:parent-style-name="Frame">
      <style:graphic-properties style:vertical-pos="top" style:vertical-rel="baseline" fo:padding="0.049cm" fo:border="0.035cm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xtboxes</text:h>
      <text:h text:style-name="Heading_20_2" text:outline-level="2">Textbox without borders</text:h>
      <text:p text:style-name="Text_20_body"><draw:frame draw:style-name="fr1" draw:name="Frame1" text:anchor-type="as-char" svg:width="6.978cm" draw:z-index="0"><draw:text-box fo:min-height="1.797cm"><text:p text:style-name="Frame_20_contents">This textbox has no borders.</text:p></draw:text-box></draw:frame></text:p>
      <text:h text:style-name="Heading_20_2" text:outline-level="2">Textbox with upper border</text:h>
      <text:p text:style-name="Text_20_body"><draw:frame draw:style-name="fr2" draw:name="Frame2" text:anchor-type="as-char" svg:width="7.054cm" draw:z-index="1"><draw:text-box fo:min-height="2.325cm"><text:p text:style-name="Frame_20_contents">This textbox has an upper border. In Braille, this will translate to a full width line above the text.</text:p></draw:text-box></draw:frame></text:p>
      <text:h text:style-name="Heading_20_2" text:outline-level="2">Textbox with lower border</text:h>
      <text:p text:style-name="Text_20_body"><draw:frame draw:style-name="fr3" draw:name="Frame3" text:anchor-type="as-char" svg:width="7.105cm" draw:z-index="2"><draw:text-box fo:min-height="1.947cm"><text:p text:style-name="Frame_20_contents">This textbox has a lower border. In Braille, this will translate to a full width line below the text.</text:p></draw:text-box></draw:frame></text:p>
      <text:h text:style-name="Heading_20_2" text:outline-level="2">Textbox with upper and lower borders</text:h>
      <text:p text:style-name="Text_20_body"><draw:frame draw:style-name="fr4" draw:name="Frame4" text:anchor-type="as-char" svg:width="7.154cm" draw:z-index="3"><draw:text-box fo:min-height="1.947cm"><text:p text:style-name="Frame_20_contents">This textbox has an upper and lower border. In Braille, this will translate to a full width line above and below the text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5T14:15:01.44</dc:date>
    <dc:creator>Bert Frees</dc:creator>
    <meta:editing-duration>PT2H7M13S</meta:editing-duration>
    <meta:editing-cycles>12</meta:editing-cycles>
    <meta:generator>OpenOffice.org/3.3$Win32 OpenOffice.org_project/330m19$Build-9561</meta:generator>
    <meta:document-statistic meta:table-count="0" meta:image-count="0" meta:object-count="0" meta:page-count="1" meta:paragraph-count="13" meta:word-count="84" meta:character-count="475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